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text-properties style:font-name="Liberation Sans1" fo:font-size="11pt" style:text-underline-style="none" fo:font-weight="normal" officeooo:rsid="001e8c90" officeooo:paragraph-rsid="001e8c90" style:font-size-asian="9.60000038146973pt" style:font-weight-asian="normal" style:font-size-complex="11pt" style:font-weight-complex="normal"/>
    </style:style>
    <style:style style:name="P2" style:family="paragraph" style:parent-style-name="Standard">
      <style:paragraph-properties fo:line-height="115%"/>
      <style:text-properties style:font-name="Liberation Sans1" fo:font-size="11pt" style:text-underline-style="none" fo:font-weight="normal" officeooo:rsid="001fe2fc" officeooo:paragraph-rsid="001fe2fc" style:font-size-asian="9.60000038146973pt" style:font-weight-asian="normal" style:font-size-complex="11pt" style:font-weight-complex="normal"/>
    </style:style>
    <style:style style:name="P3" style:family="paragraph" style:parent-style-name="Standard">
      <style:paragraph-properties fo:line-height="115%" fo:text-align="center" style:justify-single-word="false"/>
      <style:text-properties style:font-name="Liberation Sans1" fo:font-size="11pt" fo:font-weight="bold" officeooo:rsid="001d2809" officeooo:paragraph-rsid="001d2809" style:font-size-asian="9.60000038146973pt" style:font-weight-asian="bold" style:font-size-complex="11pt" style:font-weight-complex="bold"/>
    </style:style>
    <style:style style:name="P4" style:family="paragraph" style:parent-style-name="Standard">
      <style:paragraph-properties fo:line-height="115%"/>
      <style:text-properties style:font-name="Liberation Sans1" fo:font-size="12pt" style:text-underline-style="solid" style:text-underline-width="auto" style:text-underline-color="font-color" fo:font-weight="bold" officeooo:rsid="001dac51" officeooo:paragraph-rsid="001dac51" style:font-size-asian="12pt" style:font-weight-asian="bold" style:font-size-complex="12pt" style:font-weight-complex="bold"/>
    </style:style>
    <style:style style:name="P5" style:family="paragraph" style:parent-style-name="Standard">
      <style:paragraph-properties fo:line-height="115%"/>
      <style:text-properties style:font-name="Liberation Sans1" fo:font-size="12pt" style:text-underline-style="solid" style:text-underline-width="auto" style:text-underline-color="font-color" fo:font-weight="bold" officeooo:rsid="001e8c90" officeooo:paragraph-rsid="001e8c90" style:font-size-asian="12pt" style:font-weight-asian="bold" style:font-size-complex="12pt" style:font-weight-complex="bold"/>
    </style:style>
    <style:style style:name="P6" style:family="paragraph" style:parent-style-name="Standard">
      <style:paragraph-properties fo:line-height="115%" fo:text-align="center" style:justify-single-word="false"/>
      <style:text-properties style:font-name="Liberation Sans1" fo:font-size="14pt" fo:font-weight="bold" officeooo:rsid="001d2809" officeooo:paragraph-rsid="001d2809" style:font-size-asian="14pt" style:font-weight-asian="bold" style:font-size-complex="14pt" style:font-weight-complex="bold"/>
    </style:style>
    <style:style style:name="P7" style:family="paragraph" style:parent-style-name="Standard">
      <style:paragraph-properties fo:line-height="115%"/>
      <style:text-properties style:font-name="Liberation Sans1" fo:font-size="11pt" style:text-underline-style="none" fo:font-weight="normal" officeooo:rsid="00207b8e" officeooo:paragraph-rsid="0026c091" style:font-size-asian="9.60000038146973pt" style:font-weight-asian="normal" style:font-size-complex="11pt" style:font-weight-complex="normal"/>
    </style:style>
    <style:style style:name="P8" style:family="paragraph" style:parent-style-name="Standard">
      <style:paragraph-properties fo:line-height="115%"/>
      <style:text-properties style:font-name="Liberation Sans1" fo:font-size="11pt" style:text-underline-style="none" fo:font-weight="normal" officeooo:rsid="001e8c90" officeooo:paragraph-rsid="001e8c90" style:font-size-asian="9.60000038146973pt" style:font-weight-asian="normal" style:font-size-complex="11pt" style:font-weight-complex="normal"/>
    </style:style>
    <style:style style:name="T1" style:family="text">
      <style:text-properties officeooo:rsid="001e8c90"/>
    </style:style>
    <style:style style:name="T2" style:family="text">
      <style:text-properties officeooo:rsid="001f0b1d"/>
    </style:style>
    <style:style style:name="T3" style:family="text">
      <style:text-properties officeooo:rsid="0026c091"/>
    </style:style>
    <style:style style:name="T4" style:family="text">
      <style:text-properties officeooo:rsid="002808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 <text:span text:style-name="T1">Brief </text:span>Discussion of Project Constraints</text:p>
      <text:p text:style-name="P3"/>
      <text:p text:style-name="P4">Economic Constraints</text:p>
      <text:p text:style-name="P1"><text:tab/>Since this project is being personally funded, the budget for acquiring equipment and material for this project is rather limited. The current estimate for the project’s budget is no more than <text:span text:style-name="T2">$150. As a result, hobbyist electronics will mainly be used for the project’s hardware. The project’s software will also use free software to help cut costs. Luckily, there are plenty of options available for both hardware and software that are affordable and extensible. </text:span><text:span text:style-name="T4">Since</text:span> this is a personal project, no economic development or benefit will result from this project.</text:p>
      <text:p text:style-name="P1"/>
      <text:p text:style-name="P5">Professional Constraints</text:p>
      <text:p text:style-name="P2"><text:tab/>This project will require that I employ almost everything I have learned in my career thus far. Since this project is rather all encompassing in nature, it will be a great resume builder.</text:p>
      <text:p text:style-name="P1"/>
      <text:p text:style-name="P5">Security Constraints</text:p>
      <text:p text:style-name="P7"><text:tab/>Data being sent through the MQTT topics must be authenticated and encrypted. Authentication will prevent unauthorized actors from publishing data to the topics. This helps ensure that the data pipeline operates as intended. <text:span text:style-name="T3">Communication between the server and the embedded devices will</text:span> <text:span text:style-name="T3">occur over the relevant MQTT topic. Furthermore, e</text:span>ncryption will ensure that the credentials used for authentication remain confidential. Lastly, having a sign-in page for the web apps would prevent unauthorized users from accessing the data. However, this is a lower priority vulnerability since these web apps can only view data.</text:p>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Only_7e_LT_7e_Gliederung_20_1" style:display-name="Title Only~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Only_7e_LT_7e_Gliederung_20_3" style:display-name="Title Only~LT~Gliederung 3" style:family="paragraph" style:parent-style-name="Title_20_Only_7e_LT_7e_Gliederung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Only_7e_LT_7e_Gliederung_20_4" style:display-name="Title Only~LT~Gliederung 4" style:family="paragraph" style:parent-style-name="Title_20_Only_7e_LT_7e_Gliederung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5" style:display-name="Title Only~LT~Gliederung 5" style:family="paragraph" style:parent-style-name="Title_20_Only_7e_LT_7e_Gliederung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Notizen" style:display-name="Title Only~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Only_7e_LT_7e_Hintergrund" style:display-name="Title Only~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ack"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ack-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2374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90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42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95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2374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90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42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95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472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8T03:35:24.392982550</meta:creation-date>
    <dc:date>2023-10-29T01:14:01.432000000</dc:date>
    <meta:editing-duration>PT48M29S</meta:editing-duration>
    <meta:editing-cycles>15</meta:editing-cycles>
    <meta:generator>LibreOffice/7.5.5.2$Windows_X86_64 LibreOffice_project/ca8fe7424262805f223b9a2334bc7181abbcbf5e</meta:generator>
    <meta:document-statistic meta:table-count="0" meta:image-count="0" meta:object-count="0" meta:page-count="1" meta:paragraph-count="7" meta:word-count="227" meta:character-count="1477" meta:non-whitespace-character-count="1254"/>
  </office:meta>
</office:document-meta>
</file>